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ours</text:p>
          </table:table-cell>
          <table:table-cell table:formula="of:=SUM([.D2:.D91])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May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SUM([.D2:.D3])" office:value-type="float" office:value="6" calcext:value-type="float">
            <text:p>6</text:p>
          </table:table-cell>
          <table:table-cell table:formula="of:=[.E3]*[.I3]" office:value-type="float" office:value="300" calcext:value-type="float">
            <text:p>300</text:p>
          </table:table-cell>
          <table:table-cell/>
          <table:table-cell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Dollar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$</text:p>
          </table:table-cell>
          <table:table-cell table:formula="of:=[.I2]*[.I3]" office:value-type="float" office:value="8650" calcext:value-type="float">
            <text:p>8650</text:p>
          </table:table-cell>
          <table:table-cell table:style-name="ce1"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RS$</text:p>
          </table:table-cell>
          <table:table-cell table:formula="of:=[.$I$4]*[.$J$4]" office:value-type="float" office:value="46104.5" calcext:value-type="float">
            <text:p>46104.5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ne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SUM([.D2:.D7])" office:value-type="float" office:value="21" calcext:value-type="float">
            <text:p>21</text:p>
          </table:table-cell>
          <table:table-cell table:formula="of:=[.E7]*[.I3]"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July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SUM([.D8:.D12])" office:value-type="float" office:value="26" calcext:value-type="float">
            <text:p>26</text:p>
          </table:table-cell>
          <table:table-cell table:formula="of:=[.E12]*[.I3]"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ugus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D13:.D19])" office:value-type="float" office:value="40" calcext:value-type="float">
            <text:p>40</text:p>
          </table:table-cell>
          <table:table-cell table:formula="of:=[.E19]*[.I3]"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SUM([.D20:.D22])" office:value-type="float" office:value="18" calcext:value-type="float">
            <text:p>18</text:p>
          </table:table-cell>
          <table:table-cell table:formula="of:=[.E22]*[.I3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September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SUM([.D20:.D29])" office:value-type="float" office:value="65" calcext:value-type="float">
            <text:p>65</text:p>
          </table:table-cell>
          <table:table-cell table:formula="of:=[.E29]*[.I3]"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Octob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09:05:21.0348258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3T16:41:38.188745448</dc:date>
    <meta:editing-duration>P7DT19H41M20S</meta:editing-duration>
    <meta:editing-cycles>26</meta:editing-cycles>
    <meta:generator>LibreOffice/25.8.1.1$Linux_X86_64 LibreOffice_project/54047653041915e595ad4e45cccea684809c77b5</meta:generator>
    <meta:document-statistic meta:table-count="1" meta:cell-count="151" meta:object-count="0"/>
  </office:meta>
</office:document-meta>
</file>